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style:text-autospace="none"/>
    </style:style>
    <style:style style:name="P2" style:family="paragraph" style:parent-style-name="Default">
      <style:paragraph-properties fo:margin-left="0cm" fo:margin-right="0cm" fo:margin-top="0cm" fo:margin-bottom="0.175cm" fo:text-indent="0cm" style:auto-text-indent="false" style:text-autospace="none"/>
      <style:text-properties fo:color="#000000" style:text-line-through-style="none" style:font-name="Calibri" fo:font-size="16pt" style:text-underline-style="none" style:font-name-asian="Calibri" style:font-size-asian="16pt" style:font-name-complex="Calibri" style:font-size-complex="16pt"/>
    </style:style>
    <style:style style:name="P3" style:family="paragraph" style:parent-style-name="Default">
      <style:paragraph-properties fo:text-align="center" style:justify-single-word="false" style:text-autospace="none"/>
      <style:text-properties fo:color="#000000" style:font-name="Calibri" fo:font-size="16pt" style:font-name-asian="Calibri" style:font-size-asian="16pt" style:font-name-complex="Calibri" style:font-size-complex="16pt"/>
    </style:style>
    <style:style style:name="P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alibri" fo:font-size="16pt" style:text-underline-style="none" style:font-name-asian="Calibri" style:font-size-asian="16pt" style:font-name-complex="Calibri" style:font-size-complex="16pt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6pt" style:font-name-asian="Calibri" style:font-size-asian="16pt" style:font-name-complex="Calibri" style:font-size-complex="16pt"/>
    </style:style>
    <style:style style:name="T3" style:family="text">
      <style:text-properties fo:color="#000000" style:font-name="Calibri" fo:font-size="16pt" fo:font-style="italic" style:text-underline-style="solid" style:text-underline-width="auto" style:text-underline-color="font-color" fo:font-weight="bold" style:font-name-asian="Calibri" style:font-size-asian="16pt" style:font-style-asian="italic" style:font-weight-asian="bold" style:font-name-complex="Calibri" style:font-size-complex="1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1"><text:span text:style-name="T1"><text:s/></text:span><text:span text:style-name="T3">Requêtes pour base de données :</text:span><text:span text:style-name="T2"> </text:span></text:p>
      <text:p text:style-name="P3"/>
      <text:p text:style-name="P2">- SELECT * FROM commande WHERE clientid = 2 ; </text:p>
      <text:p text:style-name="P2">- SELECT codepostal FROM adresse WHERE codepostal = 75001 ; </text:p>
      <text:p text:style-name="P2">- SELECT Id FROM commande WHERE livreurid = 4; </text:p>
      <text:p text:style-name="P2">- SELECT * FROM adresse where id = 4 ; </text:p>
      <text:p text:style-name="P4">- SELECT client.id, nom, prenom, login, mdp, telephone</text:p>
      <text:p text:style-name="P4">FROM client</text:p>
      <text:p text:style-name="P4">INNER JOIN commande ON client.id = commande.clientid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7T16:26:01.71</meta:creation-date>
    <dc:date>2018-11-09T11:24:27</dc:date>
    <meta:editing-duration>PT17M4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8" meta:word-count="62" meta:character-count="343"/>
  </office:meta>
</office:document-meta>
</file>